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7. Listen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Hochschule Hamm-Lippstadt</text:p>
            <text:p>Nils Reu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ist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m uns mehrere Daten zu merken, ist es nicht sinnvoll, diese alle einzeln in Variablen zu speichern</text:p>
                <text:p/>
              </text:list-item>
              <text:list-item>
                <text:p>Wenn wir viele Informationen sammeln, die alle vom gleichen Datentyp sind, so können wir diese sinnvoll in einer Liste speich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ist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ine wichtige Bedingung beim Speichern von Daten ist, dass diese auch in einem logischen Zusammenhang zueinander stehen</text:p>
                <text:p/>
              </text:list-item>
              <text:list-item>
                <text:p>Zudem ist es wichtig, diese Daten nach einem Muster zu ordnen, damit diese genutzt werden kön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ist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ine Liste definieren wir wie eine Variable</text:p>
                <text:p/>
              </text:list-item>
              <text:list-item>
                <text:p>Bsp:</text:p>
                <text:p/>
                <text:p>NeueListe = [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ist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Wir können auch Listen schon zu Beginn mit etwas füllen</text:p>
                <text:p/>
              </text:list-item>
              <text:list-item>
                <text:p>Bsp:</text:p>
                <text:p/>
                <text:p>NeueListe = [1, 2, 3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ist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m unserer Liste etwas hinzuzufügen, haben wir verschiedene Möglichkeiten</text:p>
                <text:p/>
              </text:list-item>
              <text:list-item>
                <text:p>Bsp append:</text:p>
                <text:p/>
                <text:p>NeueListe.append(4)</text:p>
                <text:p>Hierdurch wird eine 4 an das Ende der Liste gepackt – die Liste ist dadurch um ein Element länger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ist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m unserer Liste etwas hinzuzufügen, haben wir verschiedene Möglichkeiten</text:p>
                <text:p/>
              </text:list-item>
              <text:list-item>
                <text:p>Bsp insert:</text:p>
                <text:p/>
                <text:p>NeueListe.insert(2, 4)</text:p>
                <text:p>Hierdurch wird eine 4 an die zweite Stelle der Liste gepackt – die Liste ist dadurch um ein Element länger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ist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m unserer Liste etwas hinzuzufügen, haben wir verschiedene Möglichkeiten</text:p>
                <text:p/>
              </text:list-item>
              <text:list-item>
                <text:p>Bsp überschreiben:</text:p>
                <text:p/>
                <text:p>NeueListe[1] = 4</text:p>
                <text:p>Hierdurch wird eine 4 an die erste Stelle der Liste gepackt – das vorherige Element an der ersten Stelle wird dadurch erstetzt – die Liste wird dadurch nicht länger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ist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Wir können mit dem Befehl del Elemente auch wieder entfernen</text:p>
                <text:p/>
              </text:list-item>
              <text:list-item>
                <text:p>Bsp:</text:p>
                <text:p/>
                <text:p>del NeueListe[1]</text:p>
                <text:p>Hierdurch wird das Element an der ersten Stelle gelöscht – die Liste wird dadurch um ein 1 kürzer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ist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it dem Befehl index bekommen wir die Position eines gesuchten Elements</text:p>
                <text:p/>
              </text:list-item>
              <text:list-item>
                <text:p>Bsp:</text:p>
                <text:p/>
                <text:p>NeueListe.index(4)</text:p>
                <text:p>Gibt die Stelle an, an der sich die 4 befindet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1:49:10.614970969</meta:creation-date>
    <meta:editing-duration>PT2H19M26S</meta:editing-duration>
    <meta:editing-cycles>30</meta:editing-cycles>
    <meta:generator>LibreOffice/6.0.7.3$Linux_X86_64 LibreOffice_project/00m0$Build-3</meta:generator>
    <dc:title>Impress</dc:title>
    <dc:date>2019-02-14T13:10:37.969841504</dc:date>
    <meta:document-statistic meta:object-count="74"/>
  </office:meta>
</office:document-meta>
</file>